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1d9034" officeooo:paragraph-rsid="001d9034" style:font-weight-asian="bold" style:font-weight-complex="bold"/>
    </style:style>
    <style:style style:name="P2" style:family="paragraph" style:parent-style-name="Standard">
      <style:text-properties fo:font-weight="bold" officeooo:rsid="001e227c" officeooo:paragraph-rsid="001e227c" style:font-weight-asian="bold" style:font-weight-complex="bold"/>
    </style:style>
    <style:style style:name="P3" style:family="paragraph" style:parent-style-name="Standard">
      <style:text-properties fo:font-weight="bold" officeooo:rsid="001f5e8d" officeooo:paragraph-rsid="001f5e8d" style:font-weight-asian="bold" style:font-weight-complex="bold"/>
    </style:style>
    <style:style style:name="P4" style:family="paragraph" style:parent-style-name="Standard">
      <style:text-properties fo:font-weight="bold" officeooo:rsid="00227f03" officeooo:paragraph-rsid="00227f03" style:font-weight-asian="bold" style:font-weight-complex="bold"/>
    </style:style>
    <style:style style:name="P5" style:family="paragraph" style:parent-style-name="Standard">
      <style:text-properties fo:font-weight="bold" officeooo:rsid="002519e6" officeooo:paragraph-rsid="002519e6" style:font-weight-asian="bold" style:font-weight-complex="bold"/>
    </style:style>
    <style:style style:name="P6" style:family="paragraph" style:parent-style-name="Standard">
      <style:text-properties fo:font-weight="bold" officeooo:rsid="00286fcd" officeooo:paragraph-rsid="00286fcd" style:font-weight-asian="bold" style:font-weight-complex="bold"/>
    </style:style>
    <style:style style:name="P7" style:family="paragraph" style:parent-style-name="Standard">
      <style:text-properties fo:font-weight="bold" officeooo:rsid="002acb59" officeooo:paragraph-rsid="002acb59" style:font-weight-asian="bold" style:font-weight-complex="bold"/>
    </style:style>
    <style:style style:name="P8" style:family="paragraph" style:parent-style-name="Standard">
      <style:text-properties fo:font-weight="bold" officeooo:rsid="002b79c3" officeooo:paragraph-rsid="002b79c3" style:font-weight-asian="bold" style:font-weight-complex="bold"/>
    </style:style>
    <style:style style:name="P9" style:family="paragraph" style:parent-style-name="Standard">
      <style:text-properties fo:font-weight="bold" officeooo:rsid="002f5438" officeooo:paragraph-rsid="002f5438" style:font-weight-asian="bold" style:font-weight-complex="bold"/>
    </style:style>
    <style:style style:name="P10" style:family="paragraph" style:parent-style-name="Standard">
      <style:text-properties fo:font-weight="bold" officeooo:rsid="0033c4e3" officeooo:paragraph-rsid="0033c4e3" style:font-weight-asian="bold" style:font-weight-complex="bold"/>
    </style:style>
    <style:style style:name="P11" style:family="paragraph" style:parent-style-name="Standard">
      <style:text-properties fo:font-weight="bold" officeooo:rsid="003b266d" officeooo:paragraph-rsid="003b266d" style:font-weight-asian="bold" style:font-weight-complex="bold"/>
    </style:style>
    <style:style style:name="P12" style:family="paragraph" style:parent-style-name="Standard">
      <style:text-properties fo:font-weight="bold" officeooo:rsid="003cf595" officeooo:paragraph-rsid="003cf595" style:font-weight-asian="bold" style:font-weight-complex="bold"/>
    </style:style>
    <style:style style:name="P13" style:family="paragraph" style:parent-style-name="Standard">
      <style:text-properties fo:font-weight="bold" officeooo:rsid="0040918a" officeooo:paragraph-rsid="0040918a" style:font-weight-asian="bold" style:font-weight-complex="bold"/>
    </style:style>
    <style:style style:name="P14" style:family="paragraph" style:parent-style-name="Standard">
      <style:text-properties fo:font-weight="normal" officeooo:rsid="001d9034" officeooo:paragraph-rsid="001d9034"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17"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18"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19"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23"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officeooo:rsid="001f5e8d"/>
    </style:style>
    <style:style style:name="T13" style:family="text">
      <style:text-properties officeooo:rsid="00227f03"/>
    </style:style>
    <style:style style:name="T14" style:family="text">
      <style:text-properties fo:font-style="italic" fo:font-weight="normal" officeooo:rsid="002cec66" style:font-style-asian="italic" style:font-weight-asian="normal" style:font-style-complex="italic" style:font-weight-complex="normal"/>
    </style:style>
    <style:style style:name="T15" style:family="text">
      <style:text-properties fo:font-style="italic" fo:font-weight="normal" officeooo:rsid="002f61db" style:font-style-asian="italic" style:font-weight-asian="normal" style:font-style-complex="italic" style:font-weight-complex="normal"/>
    </style:style>
    <style:style style:name="T16" style:family="text">
      <style:text-properties fo:font-style="italic" fo:font-weight="normal" officeooo:rsid="003040ae" style:font-style-asian="italic" style:font-weight-asian="normal" style:font-style-complex="italic" style:font-weight-complex="normal"/>
    </style:style>
    <style:style style:name="T17" style:family="text">
      <style:text-properties fo:font-style="italic" fo:font-weight="normal" officeooo:rsid="0034840a"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e359d" style:font-style-asian="normal" style:font-style-complex="normal"/>
    </style:style>
    <style:style style:name="T20" style:family="text">
      <style:text-properties fo:font-style="normal" officeooo:rsid="002f61db" style:font-style-asian="normal" style:font-style-complex="normal"/>
    </style:style>
    <style:style style:name="T21" style:family="text">
      <style:text-properties fo:font-style="normal" officeooo:rsid="00336ba3" style:font-style-asian="normal" style:font-style-complex="normal"/>
    </style:style>
    <style:style style:name="T22" style:family="text">
      <style:text-properties fo:font-style="normal" officeooo:rsid="003996b9" style:font-style-asian="normal" style:font-style-complex="normal"/>
    </style:style>
    <style:style style:name="T23" style:family="text">
      <style:text-properties fo:font-style="normal" officeooo:rsid="003d77d4" style:font-style-asian="normal" style:font-style-complex="normal"/>
    </style:style>
    <style:style style:name="T24" style:family="text">
      <style:text-properties fo:font-style="normal" officeooo:rsid="003f1148" style:font-style-asian="normal" style:font-style-complex="normal"/>
    </style:style>
    <style:style style:name="T25" style:family="text">
      <style:text-properties fo:font-style="normal" officeooo:rsid="0042048e" style:font-style-asian="normal" style:font-style-complex="normal"/>
    </style:style>
    <style:style style:name="T26" style:family="text">
      <style:text-properties fo:font-style="normal" officeooo:rsid="00447f14" style:font-style-asian="normal" style:font-style-complex="normal"/>
    </style:style>
    <style:style style:name="T27" style:family="text">
      <style:text-properties fo:font-style="normal" officeooo:rsid="00474524" style:font-style-asian="normal" style:font-style-complex="normal"/>
    </style:style>
    <style:style style:name="T28" style:family="text">
      <style:text-properties fo:font-style="normal" officeooo:rsid="004a70a8"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cec66" style:font-style-asian="normal" style:font-weight-asian="normal" style:font-style-complex="normal" style:font-weight-complex="normal"/>
    </style:style>
    <style:style style:name="T31" style:family="text">
      <style:text-properties fo:font-style="normal" fo:font-weight="normal" officeooo:rsid="002e359d" style:font-style-asian="normal" style:font-weight-asian="normal" style:font-style-complex="normal" style:font-weight-complex="normal"/>
    </style:style>
    <style:style style:name="T32" style:family="text">
      <style:text-properties fo:font-style="normal" fo:font-weight="normal" officeooo:rsid="002f61db" style:font-style-asian="normal" style:font-weight-asian="normal" style:font-style-complex="normal" style:font-weight-complex="normal"/>
    </style:style>
    <style:style style:name="T33" style:family="text">
      <style:text-properties fo:font-style="normal" fo:font-weight="normal" officeooo:rsid="003040ae" style:font-style-asian="normal" style:font-weight-asian="normal" style:font-style-complex="normal" style:font-weight-complex="normal"/>
    </style:style>
    <style:style style:name="T34" style:family="text">
      <style:text-properties fo:font-style="normal" fo:font-weight="normal" officeooo:rsid="0030ed9e" style:font-style-asian="normal" style:font-weight-asian="normal" style:font-style-complex="normal" style:font-weight-complex="normal"/>
    </style:style>
    <style:style style:name="T35" style:family="text">
      <style:text-properties fo:font-style="normal" fo:font-weight="normal" officeooo:rsid="003193fc" style:font-style-asian="normal" style:font-weight-asian="normal" style:font-style-complex="normal" style:font-weight-complex="normal"/>
    </style:style>
    <style:style style:name="T36" style:family="text">
      <style:text-properties fo:font-style="normal" fo:font-weight="normal" officeooo:rsid="003195cc" style:font-style-asian="normal" style:font-weight-asian="normal" style:font-style-complex="normal" style:font-weight-complex="normal"/>
    </style:style>
    <style:style style:name="T37" style:family="text">
      <style:text-properties fo:font-style="normal" fo:font-weight="normal" officeooo:rsid="00336ba3" style:font-style-asian="normal" style:font-weight-asian="normal" style:font-style-complex="normal" style:font-weight-complex="normal"/>
    </style:style>
    <style:style style:name="T38" style:family="text">
      <style:text-properties fo:font-style="normal" fo:font-weight="normal" officeooo:rsid="0034840a" style:font-style-asian="normal" style:font-weight-asian="normal" style:font-style-complex="normal" style:font-weight-complex="normal"/>
    </style:style>
    <style:style style:name="T39" style:family="text">
      <style:text-properties fo:font-style="normal" fo:font-weight="normal" officeooo:rsid="0035964d" style:font-style-asian="normal" style:font-weight-asian="normal" style:font-style-complex="normal" style:font-weight-complex="normal"/>
    </style:style>
    <style:style style:name="T40" style:family="text">
      <style:text-properties fo:font-style="normal" fo:font-weight="normal" officeooo:rsid="00359f3f" style:font-style-asian="normal" style:font-weight-asian="normal" style:font-style-complex="normal" style:font-weight-complex="normal"/>
    </style:style>
    <style:style style:name="T41" style:family="text">
      <style:text-properties fo:font-style="normal" fo:font-weight="normal" officeooo:rsid="003996b9" style:font-style-asian="normal" style:font-weight-asian="normal" style:font-style-complex="normal" style:font-weight-complex="normal"/>
    </style:style>
    <style:style style:name="T42" style:family="text">
      <style:text-properties fo:font-style="normal" fo:font-weight="normal" officeooo:rsid="003ad34f" style:font-style-asian="normal" style:font-weight-asian="normal" style:font-style-complex="normal" style:font-weight-complex="normal"/>
    </style:style>
    <style:style style:name="T43" style:family="text">
      <style:text-properties fo:font-style="normal" fo:font-weight="normal" officeooo:rsid="003d77d4" style:font-style-asian="normal" style:font-weight-asian="normal" style:font-style-complex="normal" style:font-weight-complex="normal"/>
    </style:style>
    <style:style style:name="T44" style:family="text">
      <style:text-properties fo:font-style="normal" fo:font-weight="normal" officeooo:rsid="003ed722" style:font-style-asian="normal" style:font-weight-asian="normal" style:font-style-complex="normal" style:font-weight-complex="normal"/>
    </style:style>
    <style:style style:name="T45" style:family="text">
      <style:text-properties fo:font-style="normal" fo:font-weight="normal" officeooo:rsid="003f1148" style:font-style-asian="normal" style:font-weight-asian="normal" style:font-style-complex="normal" style:font-weight-complex="normal"/>
    </style:style>
    <style:style style:name="T46" style:family="text">
      <style:text-properties fo:font-style="normal" fo:font-weight="normal" officeooo:rsid="00409472" style:font-style-asian="normal" style:font-weight-asian="normal" style:font-style-complex="normal" style:font-weight-complex="normal"/>
    </style:style>
    <style:style style:name="T47" style:family="text">
      <style:text-properties fo:font-style="normal" fo:font-weight="normal" officeooo:rsid="0042048e" style:font-style-asian="normal" style:font-weight-asian="normal" style:font-style-complex="normal" style:font-weight-complex="normal"/>
    </style:style>
    <style:style style:name="T48" style:family="text">
      <style:text-properties fo:font-style="normal" fo:font-weight="normal" officeooo:rsid="00454494" style:font-style-asian="normal" style:font-weight-asian="normal" style:font-style-complex="normal" style:font-weight-complex="normal"/>
    </style:style>
    <style:style style:name="T49" style:family="text">
      <style:text-properties fo:font-style="normal" fo:font-weight="normal" officeooo:rsid="00458b9c" style:font-style-asian="normal" style:font-weight-asian="normal" style:font-style-complex="normal" style:font-weight-complex="normal"/>
    </style:style>
    <style:style style:name="T50" style:family="text">
      <style:text-properties fo:font-style="normal" fo:font-weight="normal" officeooo:rsid="00474524" style:font-style-asian="normal" style:font-weight-asian="normal" style:font-style-complex="normal" style:font-weight-complex="normal"/>
    </style:style>
    <style:style style:name="T51" style:family="text">
      <style:text-properties fo:font-style="normal" fo:font-weight="normal" officeooo:rsid="00489214" style:font-style-asian="normal" style:font-weight-asian="normal" style:font-style-complex="normal" style:font-weight-complex="normal"/>
    </style:style>
    <style:style style:name="T52" style:family="text">
      <style:text-properties fo:font-style="normal" fo:font-weight="normal" officeooo:rsid="004a70a8"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Pluralsight Course)</text:p>
      <text:p text:style-name="P14"/>
      <text:p text:style-name="P14"><text:tab/>This course is about angular components, templates, and purposes. This course provides the basics you’ll need. We’ll discover the features of Angular, define everything, and answer some common questions that come up from typical angular courses.</text:p>
      <text:p text:style-name="P14"/>
      <text:p text:style-name="P1">What is Angular?</text:p>
      <text:p text:style-name="P1"><text:tab/><text:span text:style-name="T1">Angular is a Javascript framework for building client-side apps</text:span></text:p>
      <text:p text:style-name="P1"><text:span text:style-name="T1"><text:tab/><text:tab/>uses html, javascript, and css</text:span></text:p>
      <text:p text:style-name="P1"><text:span text:style-name="T1"><text:tab/>Angular “powers up” html with if conditions, for loops, and variables!!!</text:span></text:p>
      <text:p text:style-name="P1"><text:span text:style-name="T1"><text:tab/>Powerful data-binding</text:span></text:p>
      <text:p text:style-name="P1"><text:span text:style-name="T1"><text:tab/>Promotes modularity. You create and reuse content ALL THE TIME.</text:span></text:p>
      <text:p text:style-name="P1"><text:span text:style-name="T1"><text:tab/>Angular has built-in back-end integration.</text:span></text:p>
      <text:p text:style-name="P1"><text:span text:style-name="T1"/></text:p>
      <text:p text:style-name="P1">Why a new angular?</text:p>
      <text:p text:style-name="P1"><text:tab/><text:span text:style-name="T1">The new angular edition is build for speed, it’s modern (supports legacy and going forward).</text:span></text:p>
      <text:p text:style-name="P1"><text:span text:style-name="T1"><text:tab/>API is simplified.</text:span></text:p>
      <text:p text:style-name="P1"><text:span text:style-name="T1"><text:tab/>Angular enhances productivity (making tools for internal use).</text:span></text:p>
      <text:p text:style-name="P1"><text:span text:style-name="T1"/></text:p>
      <text:p text:style-name="P1">What is this first module?</text:p>
      <text:p text:style-name="P1"><text:tab/><text:span text:style-name="T1">We’re going to be going over the anatomy of an angular application.</text:span></text:p>
      <text:p text:style-name="P1"><text:span text:style-name="T1"/></text:p>
      <text:p text:style-name="P1"><text:span text:style-name="T1"/></text:p>
      <text:p text:style-name="P2">Anatomy of an Angular Application:</text:p>
      <text:p text:style-name="P2"><text:tab/>An application is a set of components and a service.</text:p>
      <text:p text:style-name="P2"/>
      <text:p text:style-name="P2"><text:tab/>A component (view) is a:</text:p>
      <text:p text:style-name="P2"><text:tab/><text:tab/>template</text:p>
      <text:p text:style-name="P2"><text:tab/><text:tab/>class (object)</text:p>
      <text:p text:style-name="P2"><text:tab/><text:tab/><text:tab/>properties</text:p>
      <text:p text:style-name="P2"><text:tab/><text:tab/><text:tab/>methods</text:p>
      <text:p text:style-name="P2"><text:tab/><text:tab/>metadata (extra info about the component)</text:p>
      <text:p text:style-name="P2"/>
      <text:p text:style-name="P2"><text:tab/>Angular Modules help us organize our application into functionality. Each app will have a root angular modular and feature modules.</text:p>
      <text:p text:style-name="P2"/>
      <text:p text:style-name="P2"/>
      <text:p text:style-name="P2">Requirements for this course:</text:p>
      <text:p text:style-name="P2"><text:tab/>You need a small working knowledge of:</text:p>
      <text:p text:style-name="P15"><text:tab/><text:tab/>Javascript</text:p>
      <text:p text:style-name="P15"><text:tab/><text:tab/>HTML</text:p>
      <text:p text:style-name="P15"><text:tab/><text:tab/>CSS</text:p>
      <text:p text:style-name="P2"><text:tab/>It’s helpful if you have:</text:p>
      <text:p text:style-name="P22"><text:tab/><text:tab/>object oriented programming</text:p>
      <text:p text:style-name="P22"><text:tab/><text:tab/>C++</text:p>
      <text:p text:style-name="P22"><text:tab/><text:tab/>Java</text:p>
      <text:p text:style-name="P2"/>
      <text:p text:style-name="P2"><text:tab/>“<text:span text:style-name="T12">Angular Getting Started” </text:span><text:span text:style-name="T2">is a public github repo where you can follow along and find all of the code as a zip file.</text:span></text:p>
      <text:p text:style-name="P2"><text:soft-page-break/><text:span text:style-name="T2"/></text:p>
      <text:p text:style-name="P3">Sample Application:</text:p>
      <text:p text:style-name="P3"><text:tab/><text:span text:style-name="T3">Let’s look at the sample application in-action! Looks like we’re making a website that has access to some key features to the application.</text:span></text:p>
      <text:p text:style-name="P2"><text:tab/><text:span text:style-name="T4">We’re making a store page that can show and hide images, format the price, display ratings… it’s a really nice store page.</text:span></text:p>
      <text:p text:style-name="P2"><text:span text:style-name="T4"><text:tab/><text:tab/>We can also filter our product listings by words realtime.</text:span></text:p>
      <text:p text:style-name="P2"><text:span text:style-name="T4"><text:tab/><text:tab/>This will have a bunch of products in it, a service to get the data, and use routing to go between the pages. </text:span></text:p>
      <text:p text:style-name="P2"><text:span text:style-name="T4"><text:tab/>So how do we build these components to make a good realtime modern-feeling store page?</text:span></text:p>
      <text:p text:style-name="P2"><text:span text:style-name="T4"/></text:p>
      <text:p text:style-name="P2"><text:span text:style-name="T4"><text:tab/></text:span><text:span text:style-name="T13">Welcome component</text:span></text:p>
      <text:p text:style-name="P2"><text:tab/><text:span text:style-name="T13">Product list component</text:span></text:p>
      <text:p text:style-name="P2"><text:tab/><text:tab/><text:span text:style-name="T13">star component (for ratings)</text:span></text:p>
      <text:p text:style-name="P2"><text:tab/><text:span text:style-name="T13">Product Detail Component<text:tab/></text:span></text:p>
      <text:p text:style-name="P2"><text:tab/><text:tab/><text:span text:style-name="T13">reuse star component </text:span></text:p>
      <text:p text:style-name="P2"><text:tab/><text:span text:style-name="T13">App Component</text:span></text:p>
      <text:p text:style-name="P2"><text:tab/><text:tab/><text:span text:style-name="T13">product list and welcome will use this</text:span></text:p>
      <text:p text:style-name="P2"><text:tab/><text:span text:style-name="T13">index.html</text:span></text:p>
      <text:p text:style-name="P2"><text:tab/><text:tab/><text:span text:style-name="T13">template for all of these</text:span></text:p>
      <text:p text:style-name="P2"><text:tab/><text:span text:style-name="T13">application service</text:span></text:p>
      <text:p text:style-name="P2"/>
      <text:p text:style-name="P2"/>
      <text:p text:style-name="P4">Setting up:</text:p>
      <text:p text:style-name="P4"><text:tab/><text:span text:style-name="T1">We’ll do templates, interpolation, and directives.</text:span></text:p>
      <text:p text:style-name="P4"><text:span text:style-name="T1"><text:tab/>We’ll use data bindings and pipes.</text:span></text:p>
      <text:p text:style-name="P4"><text:span text:style-name="T1"><text:tab/>More component techniques.</text:span></text:p>
      <text:p text:style-name="P4"><text:span text:style-name="T1"><text:tab/>We’ll build components designed to be nested between each other.</text:span></text:p>
      <text:p text:style-name="P4"><text:span text:style-name="T1"/></text:p>
      <text:p text:style-name="P4"><text:span text:style-name="T1"><text:tab/></text:span><text:span text:style-name="T5">We’re going to be setting up a lot of this using the angular CLI and building+testing it there.</text:span></text:p>
      <text:p text:style-name="P4"><text:span text:style-name="T5"/></text:p>
      <text:p text:style-name="P4"><text:span text:style-name="T5"/></text:p>
      <text:p text:style-name="P5">First Thing’s First:</text:p>
      <text:p text:style-name="P5"><text:tab/><text:span text:style-name="T1">Let’s set up what we need beforehand, make decisions, and gather our tools.</text:span></text:p>
      <text:p text:style-name="P5"><text:span text:style-name="T1"><text:tab/>Selecting a language, editor, application, and talk about modules.</text:span></text:p>
      <text:p text:style-name="P5"><text:span text:style-name="T1"/></text:p>
      <text:p text:style-name="P5">Selecting a language:</text:p>
      <text:p text:style-name="P5"><text:tab/><text:span text:style-name="T1">We have many language choices actually! ECMAScript (ES) are versions of javascript, ES5 and ES 2015 (ES6) are the modern versions of it.</text:span></text:p>
      <text:p text:style-name="P5"><text:span text:style-name="T1"><text:tab/><text:tab/>ES 2015 must be transpiled into ES5 for now as most browsers aren’t used to it yet. We can use the powers of the new 2015 features and use them on modern stable browsers.</text:span></text:p>
      <text:p text:style-name="P5"><text:span text:style-name="T1"><text:tab/></text:span></text:p>
      <text:p text:style-name="P5"><text:span text:style-name="T1"><text:tab/></text:span><text:span text:style-name="T6">ES 5 is the most common javascript to use in angular as it runs in the browser and needs no extra compiling.</text:span></text:p>
      <text:p text:style-name="P5"><text:span text:style-name="T6"><text:tab/>ES 2015 has more powerful tools but needs to be transpiled (compiled into ES 5 javascript)</text:span></text:p>
      <text:p text:style-name="P5"><text:span text:style-name="T6"/></text:p>
      <text:p text:style-name="P5"><text:span text:style-name="T6"><text:tab/>TypeScript has strong typing and great IDE tooling.</text:span></text:p>
      <text:p text:style-name="P5"><text:span text:style-name="T6"/></text:p>
      <text:p text:style-name="P5"><text:soft-page-break/><text:span text:style-name="T6"><text:tab/></text:span><text:span text:style-name="T7">We will be using TypeScript in this tutorial. It’s an open source language, a superset of JvaaScript, and Transpiles to plain JavaScript.</text:span></text:p>
      <text:p text:style-name="P5"><text:span text:style-name="T7"><text:tab/><text:tab/>Typescript type definition files </text:span></text:p>
      <text:p text:style-name="P5"><text:span text:style-name="T7"><text:tab/><text:tab/><text:tab/>.d</text:span></text:p>
      <text:p text:style-name="P5"><text:span text:style-name="T7"><text:tab/><text:tab/><text:tab/>.ts</text:span></text:p>
      <text:p text:style-name="P5"><text:span text:style-name="T7"><text:tab/><text:tab/>Class-based object-orientation from ES 2015 that can be used today on modern browsers.</text:span></text:p>
      <text:p text:style-name="P5"><text:span text:style-name="T7"><text:tab/>This course does not require additional knowledge of TypeScript.</text:span></text:p>
      <text:p text:style-name="P5"><text:span text:style-name="T7"/></text:p>
      <text:p text:style-name="P5"><text:span text:style-name="T7"/></text:p>
      <text:p text:style-name="P6">Pick a TypeScript Editor:</text:p>
      <text:p text:style-name="P6"><text:tab/><text:span text:style-name="T1">Visual Studio</text:span></text:p>
      <text:p text:style-name="P6"><text:span text:style-name="T1"><text:tab/>Atom</text:span></text:p>
      <text:p text:style-name="P6"><text:span text:style-name="T1"><text:tab/>Eclipse</text:span></text:p>
      <text:p text:style-name="P6"><text:span text:style-name="T1"><text:tab/>Others</text:span></text:p>
      <text:p text:style-name="P6"><text:span text:style-name="T1"><text:tab/>WebStorm</text:span></text:p>
      <text:p text:style-name="P6"><text:span text:style-name="T1"/></text:p>
      <text:p text:style-name="P6"><text:span text:style-name="T1"><text:tab/>This course will use visual studio code. </text:span><text:span text:style-name="T8">It seems like vim will work just fine.</text:span></text:p>
      <text:p text:style-name="P6"><text:span text:style-name="T8"/></text:p>
      <text:p text:style-name="P7">Setting up our Environment:</text:p>
      <text:p text:style-name="P7"><text:span text:style-name="T1">1. Install npm</text:span></text:p>
      <text:p text:style-name="P7"><text:span text:style-name="T1">2. Set up angular app</text:span></text:p>
      <text:p text:style-name="P7"><text:span text:style-name="T1"/></text:p>
      <text:p text:style-name="P7"><text:span text:style-name="T1"><text:tab/>npm is a Node Package Manager</text:span></text:p>
      <text:p text:style-name="P7"><text:span text:style-name="T1"><text:tab/><text:tab/>→ this is THE package-manager for javascript</text:span></text:p>
      <text:p text:style-name="P7"><text:span text:style-name="T1"><text:tab/><text:tab/><text:tab/>→ think, PIP for python, but for javascript!</text:span></text:p>
      <text:p text:style-name="P7"><text:span text:style-name="T1"><text:tab/><text:tab/><text:tab/>→</text:span><text:span text:style-name="T10"> npm install -g @angular/cli</text:span></text:p>
      <text:p text:style-name="P7"><text:span text:style-name="T10"><text:tab/><text:tab/><text:tab/><text:tab/>→ installs angular!</text:span></text:p>
      <text:p text:style-name="P7"><text:span text:style-name="T1"/></text:p>
      <text:p text:style-name="P7"><text:span text:style-name="T1"><text:tab/>npm is a package on basically all linux package managers. I found it on arch through pacman easily under the name “node”</text:span></text:p>
      <text:p text:style-name="P7"><text:span text:style-name="T1"><text:tab/>With npm installed we’re ready to ste up!</text:span></text:p>
      <text:p text:style-name="P7"><text:span text:style-name="T1"/></text:p>
      <text:p text:style-name="P8">Setting up the Angular Application:</text:p>
      <text:p text:style-name="P8"><text:tab/><text:span text:style-name="T1">Let’s look at the steps:</text:span></text:p>
      <text:p text:style-name="P8"><text:span text:style-name="T1">1. create application folder</text:span></text:p>
      <text:p text:style-name="P8"><text:span text:style-name="T1">2. add package def and config files</text:span></text:p>
      <text:p text:style-name="P8"><text:span text:style-name="T1">3. install packages</text:span></text:p>
      <text:p text:style-name="P8"><text:span text:style-name="T1">4. create angular root module</text:span></text:p>
      <text:p text:style-name="P8"><text:span text:style-name="T1">5. create main.ts file</text:span></text:p>
      <text:p text:style-name="P8"><text:span text:style-name="T1">6. create index.html</text:span></text:p>
      <text:p text:style-name="P8"><text:span text:style-name="T1"/></text:p>
      <text:p text:style-name="P8"><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8"><text:span text:style-name="T9"/></text:p>
      <text:p text:style-name="P8"><text:span text:style-name="T9"><text:tab/><text:tab/></text:span><text:span text:style-name="T14">ng new pluralSightSite</text:span></text:p>
      <text:p text:style-name="P8"><text:span text:style-name="T14"/></text:p>
      <text:p text:style-name="P8"><text:soft-page-break/><text:span text:style-name="T14"><text:tab/></text:span><text:span text:style-name="T30">And we’re all ready to go! It created a site for us! </text:span><text:span text:style-name="T31">(Takes a minute or two on this chromebook’s celeron but it gets there)</text:span></text:p>
      <text:p text:style-name="P8"><text:span text:style-name="T31"/></text:p>
      <text:p text:style-name="P9"><text:span text:style-name="T19">E</text:span><text:span text:style-name="T18">xploring the File Structure:</text:span></text:p>
      <text:p text:style-name="P9"><text:span text:style-name="T18"><text:tab/>src</text:span></text:p>
      <text:p text:style-name="P9"><text:span text:style-name="T18"><text:tab/><text:tab/></text:span><text:span text:style-name="T29">all of our code lives here</text:span></text:p>
      <text:p text:style-name="P9"><text:span text:style-name="T29"><text:tab/><text:tab/></text:span><text:span text:style-name="T18">app</text:span></text:p>
      <text:p text:style-name="P9"><text:span text:style-name="T18"><text:tab/><text:tab/><text:tab/></text:span><text:span text:style-name="T29">contains source files specific for our application</text:span></text:p>
      <text:p text:style-name="P9"><text:span text:style-name="T29"><text:tab/>There are boiler-plate files in here as well</text:span></text:p>
      <text:p text:style-name="P9"><text:span text:style-name="T29"><text:tab/></text:span><text:span text:style-name="T18">package.json</text:span></text:p>
      <text:p text:style-name="P9"><text:span text:style-name="T18"><text:tab/><text:tab/></text:span><text:span text:style-name="T29">all of the libraries needed </text:span></text:p>
      <text:p text:style-name="P9"><text:span text:style-name="T29"><text:tab/><text:tab/>typescript will be here too</text:span></text:p>
      <text:p text:style-name="P9"><text:span text:style-name="T29"><text:tab/><text:tab/>scripts (npm can use these tools like serve, test, start, etc)</text:span></text:p>
      <text:p text:style-name="P9"><text:span text:style-name="T29"/></text:p>
      <text:p text:style-name="P9"><text:span text:style-name="T29"><text:tab/><text:tab/></text:span><text:span text:style-name="T15">npm install</text:span></text:p>
      <text:p text:style-name="P9"><text:span text:style-name="T15"><text:tab/><text:tab/><text:tab/></text:span><text:span text:style-name="T32">this command will install everything from your directory’s </text:span><text:span text:style-name="T20">package.json </text:span><text:span text:style-name="T32">file!</text:span></text:p>
      <text:p text:style-name="P9"><text:span text:style-name="T32"/></text:p>
      <text:p text:style-name="P9"><text:span text:style-name="T32"><text:tab/><text:tab/></text:span><text:span text:style-name="T16">npm serve -o</text:span></text:p>
      <text:p text:style-name="P9"><text:span text:style-name="T16"><text:tab/><text:tab/><text:tab/></text:span><text:span text:style-name="T33">this command will start your server</text:span></text:p>
      <text:p text:style-name="P9"><text:span text:style-name="T33"/></text:p>
      <text:p text:style-name="P9"><text:span text:style-name="T33"><text:tab/></text:span><text:span text:style-name="T16">npm start</text:span></text:p>
      <text:p text:style-name="P9"><text:span text:style-name="T16"><text:tab/><text:tab/></text:span><text:span text:style-name="T33">–&gt; this sets everything up, complies, and opens the url in the default browser!</text:span></text:p>
      <text:p text:style-name="P9"><text:span text:style-name="T33"><text:tab/><text:tab/>→</text:span><text:span text:style-name="T34"> CTRL+C to exit the server</text:span></text:p>
      <text:p text:style-name="P9"><text:span text:style-name="T34"><text:tab/><text:tab/><text:tab/>→ looks to be hosting on localhost port 42</text:span><text:span text:style-name="T37">0</text:span><text:span text:style-name="T34">0 </text:span><text:span text:style-name="T35">while it’s up</text:span></text:p>
      <text:p text:style-name="P9"><text:span text:style-name="T35"><text:tab/><text:tab/><text:tab/><text:tab/>→</text:span><text:span text:style-name="T36"> </text:span><text:a xlink:type="simple" xlink:href="http://localhost:4200/" text:style-name="Internet_20_link" text:visited-style-name="Visited_20_Internet_20_Link"><text:span text:style-name="T36">http://localhost:4</text:span></text:a><text:a xlink:type="simple" xlink:href="http://localhost:4200/" text:style-name="Internet_20_link" text:visited-style-name="Visited_20_Internet_20_Link"><text:span text:style-name="T37">200</text:span></text:a></text:p>
      <text:p text:style-name="P9"><text:span text:style-name="T37"/></text:p>
      <text:p text:style-name="P9"><text:span text:style-name="T37"/></text:p>
      <text:p text:style-name="P10"><text:span text:style-name="T21">M</text:span><text:span text:style-name="T18">odules:</text:span></text:p>
      <text:p text:style-name="P10"><text:span text:style-name="T18"><text:tab/></text:span><text:span text:style-name="T29">Modules in javascript are tricky. You have to be very smart to keep things away from the global namespace. Typescript uses modules to accomplish this.</text:span></text:p>
      <text:p text:style-name="P10"><text:span text:style-name="T29"><text:tab/>ES 2015 turns files into modules.</text:span></text:p>
      <text:p text:style-name="P10"><text:span text:style-name="T29"><text:tab/>Angular leverages modules in the ES 2015 way. So we’ll be creating the 2015 modules.</text:span></text:p>
      <text:p text:style-name="P10"><text:span text:style-name="T29"><text:tab/>There are also angular modules totally separate from the one’s we’ve made outselves.</text:span></text:p>
      <text:p text:style-name="P10"><text:span text:style-name="T29"/></text:p>
      <text:p text:style-name="P10"><text:span text:style-name="T29"><text:tab/></text:span><text:span text:style-name="T38">Say you made a code file called </text:span></text:p>
      <text:p text:style-name="P10"><text:span text:style-name="T38"><text:tab/><text:tab/></text:span><text:span text:style-name="T17">product.ts</text:span></text:p>
      <text:p text:style-name="P10"><text:span text:style-name="T17"><text:tab/></text:span><text:span text:style-name="T38">which exports a class.</text:span></text:p>
      <text:p text:style-name="P10"><text:span text:style-name="T38"/></text:p>
      <text:p text:style-name="P10"><text:span text:style-name="T38"><text:tab/><text:tab/></text:span><text:span text:style-name="T17">export class Product { }</text:span></text:p>
      <text:p text:style-name="P10"><text:span text:style-name="T17"><text:tab/></text:span><text:span text:style-name="T38">then import it in product-list.ts</text:span></text:p>
      <text:p text:style-name="P10"><text:span text:style-name="T38"><text:tab/><text:tab/></text:span><text:span text:style-name="T17">import {Product } from ‘./product’</text:span></text:p>
      <text:p text:style-name="P10"><text:span text:style-name="T17"/></text:p>
      <text:p text:style-name="P10"><text:span text:style-name="T17"><text:tab/></text:span><text:span text:style-name="T38">We don’t list extensions because at compile-time angular with transpile the ES 2015 and TextScript into Javascript ES5 for us so we don’t care about extensions as everything will look for js files that don’t actually exist!</text:span></text:p>
      <text:p text:style-name="P10"><text:span text:style-name="T38"/></text:p>
      <text:p text:style-name="P10"><text:span text:style-name="T38"><text:tab/></text:span><text:span text:style-name="T39">Angular modules are modules for each app build up with components and dependencies. Each component we create belongs in one and only one angular module.</text:span></text:p>
      <text:p text:style-name="P10"><text:span text:style-name="T39"/></text:p>
      <text:p text:style-name="P10"><text:soft-page-break/><text:span text:style-name="T39"><text:tab/>The difference between ES 2015 and angular modules are that ES modules are code files that import or export something where angular modules are meant to organize our application!</text:span></text:p>
      <text:p text:style-name="P10"><text:span text:style-name="T39"><text:tab/>ES is closer to python modules.</text:span></text:p>
      <text:p text:style-name="P10"><text:span text:style-name="T39"><text:tab/></text:span><text:span text:style-name="T40">Angular modules promote boundaries between applications.</text:span></text:p>
      <text:p text:style-name="P10"><text:span text:style-name="T40"/></text:p>
      <text:p text:style-name="P10"><text:span text:style-name="T40"><text:tab/></text:span><text:span text:style-name="T41">Now you have a good idea for how we’re going to go ahead and work with this and some basic new knowledge (npm is pip for javascript!) <text:s/>(ES5 is standard, ES2015 is future, </text:span><text:span text:style-name="T43">TypeScript</text:span><text:span text:style-name="T41"> is a javascript version </text:span><text:span text:style-name="T42">that gives us the OOP power of ES2015!</text:span><text:span text:style-name="T41">)</text:span></text:p>
      <text:p text:style-name="P10"><text:span text:style-name="T41"/></text:p>
      <text:p text:style-name="P11"><text:span text:style-name="T41"/></text:p>
      <text:p text:style-name="P11"><text:span text:style-name="T22">I</text:span><text:span text:style-name="T18">n this next module we’re going to start writing some angular code!</text:span></text:p>
      <text:p text:style-name="P11"><text:span text:style-name="T18"/></text:p>
      <text:p text:style-name="P11"><text:span text:style-name="T18"/></text:p>
      <text:p text:style-name="P12"><text:span text:style-name="T18">Components:</text:span></text:p>
      <text:p text:style-name="P12"><text:span text:style-name="T18"><text:tab/></text:span><text:span text:style-name="T29">In this module we’re going to build a very basic component! Our angular app is actually just a set of components. If all goes well, these components will work together in harmony.</text:span></text:p>
      <text:p text:style-name="P12"><text:span text:style-name="T29"><text:tab/>We’re going to look at what an angular component is and look at how to build one and how and WHY we need metadata.</text:span></text:p>
      <text:p text:style-name="P12"><text:span text:style-name="T29"><text:tab/>We’ll learn how to bootstrap the app component.</text:span></text:p>
      <text:p text:style-name="P12"><text:span text:style-name="T29"/></text:p>
      <text:p text:style-name="P12"><text:span text:style-name="T29"><text:tab/></text:span><text:span text:style-name="T23">Component</text:span><text:span text:style-name="T43"> =</text:span></text:p>
      <text:p text:style-name="P12"><text:span text:style-name="T43"><text:tab/><text:tab/>template</text:span></text:p>
      <text:p text:style-name="P12"><text:span text:style-name="T43"><text:tab/><text:tab/><text:tab/>html template</text:span></text:p>
      <text:p text:style-name="P12"><text:span text:style-name="T43"><text:tab/><text:tab/><text:tab/>view layout</text:span></text:p>
      <text:p text:style-name="P12"><text:span text:style-name="T43"><text:tab/><text:tab/>class</text:span></text:p>
      <text:p text:style-name="P12"><text:span text:style-name="T43"><text:tab/><text:tab/><text:tab/>code supporting the view</text:span></text:p>
      <text:p text:style-name="P12"><text:span text:style-name="T43"><text:tab/><text:tab/><text:tab/>made in typeScript</text:span></text:p>
      <text:p text:style-name="P12"><text:span text:style-name="T43"><text:tab/><text:tab/><text:tab/></text:span><text:span text:style-name="T44">properties: attributes</text:span></text:p>
      <text:p text:style-name="P12"><text:span text:style-name="T44"><text:tab/><text:tab/><text:tab/>methods: logic</text:span></text:p>
      <text:p text:style-name="P12"><text:span text:style-name="T44"><text:tab/><text:tab/>metadata</text:span></text:p>
      <text:p text:style-name="P12"><text:span text:style-name="T44"><text:tab/><text:tab/><text:tab/>provides extra info for angular</text:span></text:p>
      <text:p text:style-name="P12"><text:span text:style-name="T44"><text:tab/><text:tab/><text:tab/>defines it as an angular component</text:span></text:p>
      <text:p text:style-name="P12"><text:span text:style-name="T44"><text:tab/><text:tab/><text:tab/>decorator</text:span></text:p>
      <text:p text:style-name="P12"><text:span text:style-name="T44"/></text:p>
      <text:p text:style-name="P12"><text:span text:style-name="T44"><text:tab/></text:span><text:span text:style-name="T45">We might find all of this in app.component.ts</text:span></text:p>
      <text:p text:style-name="P12"><text:span text:style-name="T45"/></text:p>
      <text:p text:style-name="P12"><text:span text:style-name="T45"/></text:p>
      <text:p text:style-name="P13"><text:span text:style-name="T24">C</text:span><text:span text:style-name="T18">reating the Component Class:</text:span></text:p>
      <text:p text:style-name="P13"><text:span text:style-name="T18"><text:tab/></text:span><text:span text:style-name="T29">A class will let us make an object.</text:span></text:p>
      <text:p text:style-name="P13"><text:span text:style-name="T29"/></text:p>
      <text:p text:style-name="P13"><text:span text:style-name="T29"><text:tab/></text:span><text:span text:style-name="T47">This class will be:</text:span></text:p>
      <text:p text:style-name="P13"><text:span text:style-name="T47"><text:tab/><text:tab/></text:span><text:span text:style-name="T25">app.component.ts</text:span></text:p>
      <text:p text:style-name="P13"><text:span text:style-name="T29"/></text:p>
      <text:p text:style-name="P16"><text:span text:style-name="T1">export class AppComonent {</text:span></text:p>
      <text:p text:style-name="P16"><text:span text:style-name="T1"><text:tab/>pageTitle: string = “Acme Product Management”;</text:span></text:p>
      <text:p text:style-name="P16"><text:span text:style-name="T1">}</text:span></text:p>
      <text:p text:style-name="P16"><text:span text:style-name="T1"/></text:p>
      <text:p text:style-name="P16"><text:span text:style-name="T1"><text:tab/></text:span><text:span text:style-name="T46">The export keyword at the front of declaring the class and let’s other components use it.</text:span></text:p>
      <text:p text:style-name="P16"><text:soft-page-break/><text:span text:style-name="T46"><text:tab/></text:span><text:span text:style-name="T47">pageTitle is a property name. TypeScript uses strong typing so we need to declare string and then declare what it will actually be.</text:span></text:p>
      <text:p text:style-name="P16"><text:span text:style-name="T47"/></text:p>
      <text:p text:style-name="P16"><text:span text:style-name="T47"><text:tab/>methods will be described after all of the properties typically. This is it for the class</text:span></text:p>
      <text:p text:style-name="P16"><text:span text:style-name="T47"/></text:p>
      <text:p text:style-name="P16"><text:span text:style-name="T47"/></text:p>
      <text:p text:style-name="P17"><text:span text:style-name="T47">L</text:span><text:span text:style-name="T29">et’s define our metadata next.</text:span></text:p>
      <text:p text:style-name="P17"><text:span text:style-name="T29"/></text:p>
      <text:p text:style-name="P17"><text:span text:style-name="T29"/></text:p>
      <text:p text:style-name="P17"><text:span text:style-name="T18">Defining our metadata:</text:span></text:p>
      <text:p text:style-name="P17"><text:span text:style-name="T18"><text:tab/></text:span><text:span text:style-name="T29">A class becomes a component in angular when we give it metadata!</text:span></text:p>
      <text:p text:style-name="P17"><text:span text:style-name="T29"/></text:p>
      <text:p text:style-name="P17"><text:span text:style-name="T29"><text:tab/>This is ALSO in </text:span><text:span text:style-name="T18">app.component.ts</text:span></text:p>
      <text:p text:style-name="P17"><text:span text:style-name="T18"/></text:p>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26">This is a decorator function. It adds METADATA to a class, its members, or its method arguments. They have an @ sign before them. We can build our own, but that’s not important for now. @Component describes something as an angular component. </text:span></text:p>
      <text:p text:style-name="P20"><text:span text:style-name="T26"><text:tab/>There is no semicolon here. Since decorators are functions, we always use parenthesise.</text:span></text:p>
      <text:p text:style-name="P20"><text:span text:style-name="T26"><text:tab/>The SELECTOR is a custom HTML tag. We’ll see how these work in our upcoming demos.</text:span></text:p>
      <text:p text:style-name="P20"><text:span text:style-name="T26"/></text:p>
      <text:p text:style-name="P20"><text:span text:style-name="T26"><text:tab/>{{ }} <text:s/>double curly braces are data-binding. <text:s/>Since we declared pageTitle in our Class earlier, when rendered {{pageTitle}} will render as “Acme Product Management”</text:span></text:p>
      <text:p text:style-name="P20"><text:span text:style-name="T26"/></text:p>
      <text:p text:style-name="P20"><text:span text:style-name="T26"><text:tab/></text:span><text:span text:style-name="T27">Now @Component is a decorator we get from angular itself, so we need to learn how to import!</text:span></text:p>
      <text:p text:style-name="P20"><text:span text:style-name="T26"/></text:p>
      <text:p text:style-name="P20"><text:span text:style-name="T26"/></text:p>
      <text:p text:style-name="P18"><text:span text:style-name="T26">I</text:span><text:span text:style-name="T18">mporting What We Need:</text:span></text:p>
      <text:p text:style-name="P18"><text:span text:style-name="T18"><text:tab/></text:span><text:span text:style-name="T29">Before we use an external function, we need to define where we’d find it. </text:span><text:span text:style-name="T48">We do this with an import statement! This is in TypeScript and ES 2015! Very similar to import in java.</text:span></text:p>
      <text:p text:style-name="P18"><text:span text:style-name="T48"><text:tab/><text:tab/>This will let us use exported members from external ES modules!</text:span></text:p>
      <text:p text:style-name="P18"><text:span text:style-name="T48"><text:tab/><text:tab/></text:span><text:span text:style-name="T49">We’ll be using this a lot.</text:span></text:p>
      <text:p text:style-name="P18"><text:span text:style-name="T49"><text:tab/></text:span><text:span text:style-name="T50">@angular/core</text:span></text:p>
      <text:p text:style-name="P18"><text:span text:style-name="T50"><text:tab/>@angular/animate</text:span></text:p>
      <text:p text:style-name="P18"><text:span text:style-name="T50"><text:tab/>@angular/http</text:span></text:p>
      <text:p text:style-name="P18"><text:span text:style-name="T50"><text:tab/>@angular/router</text:span></text:p>
      <text:p text:style-name="P18"><text:span text:style-name="T50"><text:tab/><text:tab/>→ these are all angular modules we can import to use their functions!</text:span></text:p>
      <text:p text:style-name="P18"><text:span text:style-name="T50"/></text:p>
      <text:p text:style-name="P18"><text:span text:style-name="T50"><text:tab/>At the start of </text:span><text:span text:style-name="T27">app.component.ts <text:s/></text:span><text:span text:style-name="T51">we’ll do:</text:span></text:p>
      <text:p text:style-name="P18"><text:span text:style-name="T51"/></text:p>
      <text:p text:style-name="P18"><text:span text:style-name="T51"><text:tab/><text:tab/></text:span><text:span text:style-name="T11">import { Component } from ‘@angular/core’;</text:span></text:p>
      <text:p text:style-name="P18"><text:span text:style-name="T11"/></text:p>
      <text:p text:style-name="P18"><text:soft-page-break/><text:span text:style-name="T11"><text:tab/></text:span><text:span text:style-name="T51">And voila! We’ve got it.</text:span></text:p>
      <text:p text:style-name="P18"><text:span text:style-name="T51"/></text:p>
      <text:p text:style-name="P18"><text:span text:style-name="T51"><text:tab/><text:tab/></text:span><text:span text:style-name="T52">{ Component } <text:s/>is the name of the library module we’re importing</text:span></text:p>
      <text:p text:style-name="P18"><text:span text:style-name="T52"><text:tab/><text:tab/><text:tab/>from ‘@angular/core’; is where we’re getting Component From!</text:span></text:p>
      <text:p text:style-name="P18"><text:span text:style-name="T52"/></text:p>
      <text:p text:style-name="P18"><text:span text:style-name="T52"/></text:p>
      <text:p text:style-name="P19"><text:span text:style-name="T28">H</text:span><text:span text:style-name="T18">ere is our root apps app.component.ts:</text:span></text:p>
      <text:p text:style-name="P19"><text:span text:style-name="T18"/></text:p>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23"><text:tab/>Note that for the html in template: <text:s/>those are BACKTICKS (not apostrophes or qu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6-19T22:07:46.426939581</dc:date>
    <meta:editing-duration>PT7H51M23S</meta:editing-duration>
    <meta:editing-cycles>52</meta:editing-cycles>
    <meta:generator>LibreOffice/6.0.2.1.0$Linux_X86_64 LibreOffice_project/00m0$Build-1</meta:generator>
    <meta:document-statistic meta:table-count="0" meta:image-count="0" meta:object-count="0" meta:page-count="7" meta:paragraph-count="209" meta:word-count="1634" meta:character-count="10012" meta:non-whitespace-character-count="8313"/>
  </office:meta>
</office:document-meta>
</file>